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svg:stroke-color="#009598" draw:fill-color="#009598"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1.75cm" fo:min-width="3.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3.5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3.701cm"/>
    </style:style>
    <style:style style:name="gr7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8.164cm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0.611cm" fo:min-width="8.662cm"/>
    </style:style>
    <style:style style:name="gr9" style:family="graphic" style:parent-style-name="standard">
      <style:graphic-properties draw:stroke="none" svg:stroke-color="#000000" draw:fill="solid" draw:fill-color="#ffffff" draw:textarea-vertical-align="middle" fo:min-height="0.85cm"/>
    </style:style>
    <style:style style:name="gr10" style:family="graphic" style:parent-style-name="standard">
      <style:graphic-properties svg:stroke-color="#b2b2b2" draw:fill-color="#b2b2b2" draw:textarea-horizontal-align="justify" draw:textarea-vertical-align="middle" draw:auto-grow-height="false" fo:min-height="1.75cm" fo:min-width="4.303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/>
    </style:style>
    <style:style style:name="P3" style:family="paragraph">
      <loext:graphic-properties draw:fill-color="#009598"/>
      <style:paragraph-properties fo:text-align="center"/>
      <style:text-properties fo:color="#ffffff"/>
    </style:style>
    <style:style style:name="P4" style:family="paragraph">
      <loext:graphic-properties draw:fill-color="#999999"/>
      <style:paragraph-properties fo:text-align="center"/>
      <style:text-properties fo:color="#000000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  <style:text-properties style:font-name="DejaVu Sans Mono"/>
    </style:style>
    <style:style style:name="P8" style:family="paragraph">
      <loext:graphic-properties draw:fill="solid" draw:fill-color="#ffffff"/>
      <style:paragraph-properties fo:text-align="center"/>
      <style:text-properties style:font-name="DejaVu Sans Mono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cm" svg:y="4cm">
          <text:p text:style-name="P1"><text:span text:style-name="T1">Working</text:span></text:p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cm" svg:height="2cm" svg:x="6cm" svg:y="4cm">
          <text:p text:style-name="P1"><text:span text:style-name="T1">Staging</text:span></text:p>
          <text:p text:style-name="P1"><text:span text:style-name="T1">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cm" svg:x="11cm" svg:y="4cm">
          <text:p text:style-name="P1"><text:span text:style-name="T2">.git directory</text:span></text:p>
          <text:p text:style-name="P1"><text:span text:style-name="T3">(Local Repositor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2cm" svg:x="16cm" svg:y="4cm">
          <text:p text:style-name="P1"><text:span text:style-name="T1">Origin</text:span></text:p>
          <text:p text:style-name="P1"><text:span text:style-name="T4">(Remote Repository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cm" svg:y1="6cm" svg:x2="2.999cm" svg:y2="18cm" draw:start-shape="id1" draw:start-glue-point="2" svg:d="M3000 6000l-1 12000" svg:viewBox="0 0 2 12001">
          <text:p/>
        </draw:connector>
        <draw:connector draw:style-name="gr5" draw:text-style-name="P6" draw:layer="layout" draw:type="line" svg:x1="8cm" svg:y1="6cm" svg:x2="8.004cm" svg:y2="18cm" draw:start-shape="id2" draw:start-glue-point="2" svg:d="M8000 6000l4 12000" svg:viewBox="0 0 5 12001">
          <text:p/>
        </draw:connector>
        <draw:connector draw:style-name="gr5" draw:text-style-name="P6" draw:layer="layout" draw:type="line" svg:x1="13.001cm" svg:y1="5.977cm" svg:x2="13cm" svg:y2="17.977cm" svg:d="M13001 5977l-1 12000" svg:viewBox="0 0 2 12001">
          <text:p/>
        </draw:connector>
        <draw:connector draw:style-name="gr5" draw:text-style-name="P6" draw:layer="layout" draw:type="line" svg:x1="18.001cm" svg:y1="6cm" svg:x2="18cm" svg:y2="17.9cm" svg:d="M18001 6000l-1 11900" svg:viewBox="0 0 2 11901">
          <text:p/>
        </draw:connector>
        <draw:custom-shape draw:style-name="gr6" draw:text-style-name="P7" draw:layer="layout" svg:width="4.8cm" svg:height="2cm" svg:x="13.1cm" svg:y="8.5cm">
          <text:p text:style-name="P1"><text:span text:style-name="T5">clon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9.9cm" svg:height="2cm" svg:x="3cm" svg:y="8.5cm">
          <text:p text:style-name="P1"><text:span text:style-name="T5">clone</text:span></text:p>
          <draw:enhanced-geometry svg:viewBox="0 0 21600 21600" draw:text-areas="?f7 ?f0 21600 ?f2" draw:type="left-arrow" draw:modifiers="3747.98505201495 6152.92353823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9.9cm" svg:height="2cm" svg:x="3.001cm" svg:y="15.501cm">
          <text:p text:style-name="P1"><text:span text:style-name="T5">merge</text:span></text:p>
          <draw:enhanced-geometry svg:viewBox="0 0 21600 21600" draw:text-areas="?f7 ?f0 21600 ?f2" draw:type="left-arrow" draw:modifiers="3747.98505201495 6152.92353823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4.8cm" svg:height="2cm" svg:x="13.101cm" svg:y="15.501cm">
          <text:p text:style-name="P1"><text:span text:style-name="T5">fetc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9cm" svg:height="1.1cm" svg:x="6cm" svg:y="7cm">
          <draw:text-box>
            <text:p text:style-name="P1"><text:span text:style-name="T5">git clone &lt;url&gt;</text:span></text:p>
          </draw:text-box>
        </draw:frame>
        <draw:frame draw:style-name="gr9" draw:text-style-name="P8" draw:layer="layout" svg:width="9cm" svg:height="1.1cm" svg:x="6cm" svg:y="13.9cm">
          <draw:text-box>
            <text:p text:style-name="P1"><text:span text:style-name="T5">git pull</text:span></text:p>
          </draw:text-box>
        </draw:frame>
        <draw:custom-shape draw:style-name="gr6" draw:text-style-name="P7" draw:layer="layout" svg:width="4.8cm" svg:height="2cm" svg:x="13.1cm" svg:y="11.5cm">
          <text:p text:style-name="P1"><text:span text:style-name="T5">push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4.803cm" svg:height="2cm" svg:x="8.097cm" svg:y="11.503cm">
          <text:p text:style-name="P1"><text:span text:style-name="T5">commit</text:span></text:p>
          <draw:enhanced-geometry svg:viewBox="0 0 21600 21600" draw:mirror-horizontal="true" draw:text-areas="?f7 ?f0 21600 ?f2" draw:type="left-arrow" draw:modifiers="3747.98505201495 6152.92353823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4.803cm" svg:height="2cm" svg:x="3.097cm" svg:y="11.5cm">
          <text:p text:style-name="P1"><text:span text:style-name="T5">add</text:span></text:p>
          <draw:enhanced-geometry svg:viewBox="0 0 21600 21600" draw:mirror-horizontal="true" draw:text-areas="?f7 ?f0 21600 ?f2" draw:type="left-arrow" draw:modifiers="3747.98505201495 6152.92353823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02T20:20:50.885248951</dc:date>
    <meta:editing-duration>PT13M11S</meta:editing-duration>
    <meta:editing-cycles>6</meta:editing-cycles>
    <meta:generator>LibreOffice/6.0.7.3$Linux_X86_64 LibreOffice_project/00m0$Build-3</meta:generator>
    <meta:document-statistic meta:object-count="17"/>
  </office:meta>
</office:document-meta>
</file>